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3000001EE82B11CB1.png" manifest:media-type="image/png"/>
  <manifest:file-entry manifest:full-path="Pictures/1000000000000293000001EE739B58C5.png" manifest:media-type="image/png"/>
  <manifest:file-entry manifest:full-path="Pictures/1000000000000293000001EE34708FAF.png" manifest:media-type="image/png"/>
  <manifest:file-entry manifest:full-path="Pictures/1000000000000293000001EE1FEBBB5B.png" manifest:media-type="image/png"/>
  <manifest:file-entry manifest:full-path="Pictures/1000000000000293000001EE60739B26.png" manifest:media-type="image/png"/>
  <manifest:file-entry manifest:full-path="Pictures/1000000000000293000001EEC5F90851.png" manifest:media-type="image/png"/>
  <manifest:file-entry manifest:full-path="Pictures/100002010000027A0000031FA0DA05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.8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7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.636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text-properties fo:color="#000000" style:font-name="Times New Roman" fo:font-size="20pt" style:font-size-asian="20pt" style:font-size-complex="20pt"/>
    </style:style>
    <style:style style:name="P4" style:family="paragraph">
      <style:text-properties fo:color="#ffffff" style:font-name="Times New Roman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fo:color="#ffffff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10cm" svg:height="1cm" svg:x="0.8cm" svg:y="12.2cm">
          <draw:text-box>
            <text:p text:style-name="P1"><text:span text:style-name="T1">ZnTe substrate</text:span></text:p>
          </draw:text-box>
        </draw:frame>
        <draw:frame draw:style-name="gr2" draw:text-style-name="P1" draw:layer="layout" svg:width="11.607cm" svg:height="14.69cm" svg:x="-0.378cm" svg:y="-0.19cm">
          <draw:image xlink:href="Pictures/100002010000027A0000031FA0DA0515.png" xlink:type="simple" xlink:show="embed" xlink:actuate="onLoad">
            <text:p/>
          </draw:image>
        </draw:frame>
        <draw:frame draw:style-name="gr1" draw:text-style-name="P2" draw:layer="layout" svg:width="4.5cm" svg:height="1cm" svg:x="3.3cm" svg:y="1.7cm">
          <draw:text-box>
            <text:p text:style-name="P1"><text:span text:style-name="T1">ZnTe cap layer</text:span></text:p>
          </draw:text-box>
        </draw:frame>
        <draw:frame draw:style-name="gr1" draw:text-style-name="P2" draw:layer="layout" svg:width="6.2cm" svg:height="1cm" svg:x="2.3cm" svg:y="5.4cm">
          <draw:text-box>
            <text:p text:style-name="P1"><text:span text:style-name="T1">Cr-doped CdTe QDs</text:span></text:p>
          </draw:text-box>
        </draw:frame>
        <draw:frame draw:style-name="gr1" draw:text-style-name="P2" draw:layer="layout" svg:width="3.6cm" svg:height="1cm" svg:x="3.4cm" svg:y="8.7cm">
          <draw:text-box>
            <text:p text:style-name="P1"><text:span text:style-name="T1">ZnTe buffer</text:span></text:p>
          </draw:text-box>
        </draw:frame>
        <draw:frame draw:style-name="gr1" draw:text-style-name="P2" draw:layer="layout" svg:width="4.3cm" svg:height="1cm" svg:x="3cm" svg:y="12.4cm">
          <draw:text-box>
            <text:p text:style-name="P1"><text:span text:style-name="T1">ZnTe substrate</text:span></text:p>
          </draw:text-box>
        </draw:frame>
        <draw:frame draw:style-name="gr3" draw:text-style-name="P1" draw:layer="layout" svg:width="6.139cm" svg:height="4.612cm" svg:x="11.2cm" svg:y="0.3cm">
          <draw:image xlink:href="Pictures/1000000000000293000001EEC5F90851.png" xlink:type="simple" xlink:show="embed" xlink:actuate="onLoad">
            <text:p/>
          </draw:image>
        </draw:frame>
        <draw:frame draw:style-name="gr3" draw:text-style-name="P1" draw:layer="layout" svg:width="6.139cm" svg:height="4.612cm" svg:x="17.521cm" svg:y="0.3cm">
          <draw:image xlink:href="Pictures/1000000000000293000001EE60739B26.png" xlink:type="simple" xlink:show="embed" xlink:actuate="onLoad">
            <text:p/>
          </draw:image>
        </draw:frame>
        <draw:frame draw:style-name="gr3" draw:text-style-name="P1" draw:layer="layout" svg:width="6.139cm" svg:height="4.612cm" svg:x="11.2cm" svg:y="5.094cm">
          <draw:image xlink:href="Pictures/1000000000000293000001EE1FEBBB5B.png" xlink:type="simple" xlink:show="embed" xlink:actuate="onLoad">
            <text:p/>
          </draw:image>
        </draw:frame>
        <draw:frame draw:style-name="gr3" draw:text-style-name="P1" draw:layer="layout" svg:width="6.139cm" svg:height="4.612cm" svg:x="17.521cm" svg:y="5.094cm">
          <draw:image xlink:href="Pictures/1000000000000293000001EE34708FAF.png" xlink:type="simple" xlink:show="embed" xlink:actuate="onLoad">
            <text:p/>
          </draw:image>
        </draw:frame>
        <draw:frame draw:style-name="gr3" draw:text-style-name="P1" draw:layer="layout" svg:width="6.139cm" svg:height="4.612cm" svg:x="11.2cm" svg:y="9.888cm">
          <draw:image xlink:href="Pictures/1000000000000293000001EE82B11CB1.png" xlink:type="simple" xlink:show="embed" xlink:actuate="onLoad">
            <text:p/>
          </draw:image>
        </draw:frame>
        <draw:frame draw:style-name="gr3" draw:text-style-name="P1" draw:layer="layout" svg:width="6.139cm" svg:height="4.612cm" svg:x="17.521cm" svg:y="9.888cm">
          <draw:image xlink:href="Pictures/1000000000000293000001EE739B58C5.png" xlink:type="simple" xlink:show="embed" xlink:actuate="onLoad">
            <text:p/>
          </draw:image>
        </draw:frame>
        <draw:frame draw:style-name="gr4" draw:text-style-name="P3" draw:layer="layout" svg:width="1.454cm" svg:height="1.166cm" svg:x="11.2cm" svg:y="0.3cm">
          <draw:text-box>
            <text:p><text:span text:style-name="T2">(a)</text:span></text:p>
          </draw:text-box>
        </draw:frame>
        <draw:frame draw:style-name="gr5" draw:text-style-name="P4" draw:layer="layout" svg:width="1.579cm" svg:height="1.3cm" svg:x="17.522cm" svg:y="0.3cm">
          <draw:text-box>
            <text:p><text:span text:style-name="T2">(b)</text:span></text:p>
          </draw:text-box>
        </draw:frame>
        <draw:frame draw:style-name="gr6" draw:text-style-name="P4" draw:layer="layout" svg:width="1.454cm" svg:height="1.225cm" svg:x="11.2cm" svg:y="5.095cm">
          <draw:text-box>
            <text:p><text:span text:style-name="T2">(c)</text:span></text:p>
          </draw:text-box>
        </draw:frame>
        <draw:frame draw:style-name="gr7" draw:text-style-name="P4" draw:layer="layout" svg:width="1.579cm" svg:height="1.306cm" svg:x="17.522cm" svg:y="5.094cm">
          <draw:text-box>
            <text:p><text:span text:style-name="T2">(d)</text:span></text:p>
          </draw:text-box>
        </draw:frame>
        <draw:frame draw:style-name="gr8" draw:text-style-name="P4" draw:layer="layout" svg:width="1.454cm" svg:height="1.089cm" svg:x="11.2cm" svg:y="9.889cm">
          <draw:text-box>
            <text:p><text:span text:style-name="T2">(e)</text:span></text:p>
          </draw:text-box>
        </draw:frame>
        <draw:frame draw:style-name="gr9" draw:text-style-name="P4" draw:layer="layout" svg:width="1.379cm" svg:height="1.112cm" svg:x="17.522cm" svg:y="9.888cm">
          <draw:text-box>
            <text:p><text:span text:style-name="T2">(f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6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7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27cm" fo:page-height="14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501cm" svg:x="1cm" svg:y="3.522cm"/>
      <draw:page-thumbnail draw:layer="backgroundobjects" svg:width="8.999cm" svg:height="5.501cm" svg:x="1cm" svg:y="12.098cm"/>
      <draw:page-thumbnail draw:layer="backgroundobjects" svg:width="8.999cm" svg:height="5.501cm" svg:x="1cm" svg:y="20.674cm"/>
      <draw:page-thumbnail draw:layer="backgroundobjects" svg:width="8.999cm" svg:height="5.501cm" svg:x="11cm" svg:y="3.522cm"/>
      <draw:page-thumbnail draw:layer="backgroundobjects" svg:width="8.999cm" svg:height="5.501cm" svg:x="11cm" svg:y="12.098cm"/>
      <draw:page-thumbnail draw:layer="backgroundobjects" svg:width="8.999cm" svg:height="5.501cm" svg:x="11cm" svg:y="20.674cm"/>
    </style:handout-master>
    <style:master-page style:name="Standard" style:page-layout-name="PM1" draw:style-name="Mdp1">
      <draw:frame presentation:style-name="Standard-title" draw:layer="backgroundobjects" svg:width="21.533cm" svg:height="2.442cm" svg:x="1.195cm" svg:y="0.582cm" presentation:class="title" presentation:placeholder="true">
        <draw:text-box/>
      </draw:frame>
      <draw:frame presentation:style-name="Standard-outline1" draw:layer="backgroundobjects" svg:width="21.533cm" svg:height="8.485cm" svg:x="1.195cm" svg:y="3.422cm" presentation:class="outline" presentation:placeholder="true">
        <draw:text-box/>
      </draw:frame>
      <draw:frame presentation:style-name="Mpr1" draw:text-style-name="MP1" draw:layer="backgroundobjects" svg:width="5.574cm" svg:height="1.009cm" svg:x="1.195cm" svg:y="13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584cm" svg:height="1.009cm" svg:x="8.178cm" svg:y="13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574cm" svg:height="1.009cm" svg:x="17.152cm" svg:y="13.32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4:57:18.705000000</meta:creation-date>
    <dc:date>2016-08-18T23:00:33.772280071</dc:date>
    <meta:editing-duration>PT1H54M9S</meta:editing-duration>
    <meta:editing-cycles>19</meta:editing-cycles>
    <meta:generator>LibreOffice/4.2.8.2$Linux_X86_64 LibreOffice_project/420m0$Build-2</meta:generator>
    <meta:document-statistic meta:object-count="41"/>
  </office:meta>
</office:document-meta>
</file>